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92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075cm"/>
      <style:paragraph-properties style:writing-mode="lr-tb"/>
    </style:style>
    <style:style style:name="pr2" style:family="presentation" style:parent-style-name="Padrão-subtitle">
      <style:graphic-properties draw:fill-color="#ffffff" fo:min-height="6.815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draw:auto-grow-height="true" fo:min-height="2.629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r6" style:family="presentation" style:parent-style-name="Padrão-title">
      <style:graphic-properties fo:min-height="2.629cm"/>
      <style:paragraph-properties style:writing-mode="lr-tb"/>
    </style:style>
    <style:style style:name="pr7" style:family="presentation" style:parent-style-name="Padrão-subtitle">
      <style:graphic-properties draw:fill-color="#ffffff" fo:min-height="9.134cm"/>
      <style:paragraph-properties style:writing-mode="lr-tb"/>
    </style:style>
    <style:style style:name="P1" style:family="paragraph">
      <style:text-properties fo:color="#dbe3fc" loext:opacity="100%"/>
    </style:style>
    <style:style style:name="P2" style:family="paragraph">
      <style:paragraph-properties style:writing-mode="lr-tb"/>
      <style:text-properties fo:color="#dbe3fc" loext:opacity="100%"/>
    </style:style>
    <style:style style:name="P3" style:family="paragraph">
      <style:paragraph-properties fo:text-align="center"/>
      <style:text-properties fo:color="#dbe3fc" loext:opacity="100%" fo:font-size="26pt" style:font-size-asian="26pt" style:font-size-complex="26pt"/>
    </style:style>
    <style:style style:name="P4" style:family="paragraph">
      <loext:graphic-properties draw:fill-color="#ffffff"/>
      <style:paragraph-properties fo:text-align="center" style:writing-mode="lr-tb"/>
      <style:text-properties fo:color="#dbe3fc" loext:opacity="100%"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color="#dbe3fc" loext:opacity="100%" fo:font-size="40pt" fo:font-weight="normal" style:font-size-asian="40pt" style:font-weight-asian="normal" style:font-size-complex="40pt" style:font-weight-complex="normal"/>
    </style:style>
    <style:style style:name="P8" style:family="paragraph">
      <style:text-properties fo:color="#dbe3fc" loext:opacity="100%" fo:font-size="26pt" style:font-size-asian="26pt" style:font-size-complex="26pt"/>
    </style:style>
    <style:style style:name="P9" style:family="paragraph">
      <style:text-properties fo:color="#dbe3fc" loext:opacity="100%" fo:font-size="29pt" style:font-size-asian="29pt" style:font-size-complex="29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dbe3fc" loext:opacity="100%" fo:font-size="30pt" style:font-size-asian="30pt" style:font-size-complex="30pt"/>
    </style:style>
    <style:style style:name="P12" style:family="paragraph">
      <style:paragraph-properties fo:text-align="justify"/>
      <style:text-properties fo:color="#dbe3fc" loext:opacity="100%" fo:font-size="25pt" style:font-size-asian="25pt" style:font-size-complex="25pt"/>
    </style:style>
    <style:style style:name="P13" style:family="paragraph">
      <style:paragraph-properties fo:margin-top="0.5cm" fo:margin-bottom="0cm" fo:text-align="justify"/>
      <style:text-properties fo:color="#dbe3fc" loext:opacity="100%" fo:font-size="25pt" style:font-size-asian="25pt" style:font-size-complex="25pt"/>
    </style:style>
    <style:style style:name="P14" style:family="paragraph">
      <style:text-properties fo:color="#dbe3fc" loext:opacity="100%" fo:font-size="25pt" style:font-size-asian="25pt" style:font-size-complex="25pt"/>
    </style:style>
    <style:style style:name="P15" style:family="paragraph">
      <style:paragraph-properties fo:text-align="center"/>
      <style:text-properties fo:color="#dbe3fc" loext:opacity="100%"/>
    </style:style>
    <style:style style:name="P16" style:family="paragraph">
      <loext:graphic-properties draw:fill-color="#ffffff"/>
      <style:paragraph-properties fo:text-align="center"/>
      <style:text-properties fo:color="#dbe3fc" loext:opacity="100%"/>
    </style:style>
    <style:style style:name="T1" style:family="text">
      <style:text-properties fo:font-variant="normal" fo:text-transform="none" fo:color="#dbe3fc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dbe3fc" loext:opacity="100%"/>
    </style:style>
    <style:style style:name="T3" style:family="text">
      <style:text-properties fo:color="#dbe3fc" loext:opacity="100%" fo:font-size="32pt" style:font-size-asian="32pt" style:font-size-complex="32pt"/>
    </style:style>
    <style:style style:name="T4" style:family="text">
      <style:text-properties fo:color="#dbe3fc" loext:opacity="100%" fo:font-size="32pt" fo:text-shadow="none" style:font-size-asian="32pt" style:font-size-complex="32pt"/>
    </style:style>
    <style:style style:name="T5" style:family="text">
      <style:text-properties fo:color="#dbe3fc" loext:opacity="100%" fo:font-size="26pt" style:font-size-asian="26pt" style:font-size-complex="26pt"/>
    </style:style>
    <style:style style:name="T6" style:family="text">
      <style:text-properties fo:color="#dbe3fc" loext:opacity="100%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dbe3fc" loext:opacity="100%" fo:font-size="30pt" style:font-size-asian="30pt" style:font-size-complex="30pt"/>
    </style:style>
    <style:style style:name="T8" style:family="text">
      <style:text-properties fo:color="#dbe3fc" loext:opacity="100%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199cm" svg:height="3.075cm" svg:x="1.4cm" svg:y="1cm" presentation:class="title" presentation:user-transformed="true">
          <draw:text-box>
            <text:p text:style-name="P1"><text:span text:style-name="T1">LINGUAGENS </text:span><text:span text:style-name="T2">– LITERATURA</text:span><text:span text:style-name="T2"><text:line-break/></text:span><text:span text:style-name="T3">SEMINÁRIO SOBRE </text:span><text:span text:style-name="T4">AS POESIAS PALACIANAS</text:span></text:p>
          </draw:text-box>
        </draw:frame>
        <draw:frame presentation:style-name="pr2" draw:text-style-name="P4" draw:layer="layout" svg:width="19.6cm" svg:height="6.815cm" svg:x="4.4cm" svg:y="8cm" presentation:class="subtitle" presentation:user-transformed="true">
          <draw:text-box>
            <text:p text:style-name="P3"><text:span text:style-name="T5">PROF.° PAULO</text:span></text:p>
            <text:p text:style-name="P3"><text:span text:style-name="T5">EQUIPE: Felipe Ribeiro, João Pedro, Vitor Tomazini, Lucas Machado, Heitor Venturini e Samuel Bel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2">Ocorreram em que período literário?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>A poesia palaciana foi </text:span><text:span text:style-name="T2">desenvolvida a partir </text:span><text:span text:style-name="T2">do século XV dentro </text:span><text:span text:style-name="T2">do movimento literário </text:span><text:span text:style-name="T2">denominado </text:span><text:span text:style-name="T2">Humanismo, que </text:span><text:span text:style-name="T2">representou a </text:span><text:span text:style-name="T2">transição da Idade </text:span><text:span text:style-name="T2">Média para a Idade </text:span><text:span text:style-name="T2">Moderna, por volta de </text:span><text:span text:style-name="T2">1434 a 1520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2">Onde surgiram?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>As poesias palacianas </text:span><text:span text:style-name="T2">era produzida nos </text:span><text:span text:style-name="T2">palácios na região de </text:span><text:span text:style-name="T2">Portugal e eram </text:span><text:span text:style-name="T2">destinadas aos </text:span><text:span text:style-name="T2">nobres. Ou seja, </text:span><text:span text:style-name="T2">tinham o intuito de </text:span><text:span text:style-name="T2">entreter os membros </text:span><text:span text:style-name="T2">da Corte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2">Eram populares?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>Mesmo sendo </text:span><text:span text:style-name="T2">apreciadas e </text:span><text:span text:style-name="T2">admiradas pelos </text:span><text:span text:style-name="T2">membros da corte, as </text:span><text:span text:style-name="T2">poesias palacianas </text:span><text:span text:style-name="T2">não eram populares </text:span><text:span text:style-name="T2">entre as classes mais </text:span><text:span text:style-name="T2">baixas da sociedade, </text:span><text:span text:style-name="T2">já que grande parte da </text:span><text:span text:style-name="T2">população, naquela </text:span><text:span text:style-name="T2">época, não tinha </text:span><text:span text:style-name="T2">acesso à educação </text:span><text:span text:style-name="T2">formal e ao ambiente </text:span><text:span text:style-name="T2">das cortes reais, o que </text:span><text:span text:style-name="T2">tornava essas poesias </text:span><text:span text:style-name="T2">inacessíveis para esse </text:span><text:span text:style-name="T2">grupo de pessoa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2">Quem as produzia?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>As poesias palacianas </text:span><text:span text:style-name="T2">eram produzidas por </text:span><text:span text:style-name="T2">poetas que geralmente </text:span><text:span text:style-name="T2">pertenciam à nobreza </text:span><text:span text:style-name="T2">ou tinham uma estreita </text:span><text:span text:style-name="T2">relação com membros </text:span><text:span text:style-name="T2">da corte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2">Eram feitas em que língua?</text:span></text:p>
          </draw:text-box>
        </draw:frame>
        <draw:frame presentation:style-name="pr5" draw:text-style-name="P1" draw:layer="layout" svg:width="25.199cm" svg:height="9.134cm" svg:x="1.301cm" svg:y="3.685cm" presentation:class="outline" presentation:user-transformed="true">
          <draw:text-box>
            <text:list text:style-name="L2">
              <text:list-header>
                <text:p text:style-name="P1"><text:span text:style-name="T2">As poesias palacianas </text:span><text:span text:style-name="T2">eram </text:span><text:span text:style-name="T2">predominantemente </text:span><text:span text:style-name="T2">escritas na língua </text:span><text:span text:style-name="T2">portuguesa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6" draw:text-style-name="P7" draw:layer="layout" svg:width="25.199cm" svg:height="4.726cm" svg:x="1.4cm" svg:y="0.274cm" presentation:class="title" presentation:user-transformed="true">
          <draw:text-box>
            <text:p text:style-name="P7"><text:span text:style-name="T6">A relação entre as poesias palacianas, a alfabetização dos nobres e o renascimento.</text:span></text:p>
          </draw:text-box>
        </draw:frame>
        <draw:frame presentation:style-name="pr5" draw:text-style-name="P1" draw:layer="layout" svg:width="25.199cm" svg:height="9.134cm" svg:x="1.301cm" svg:y="5.366cm" presentation:class="outline" presentation:user-transformed="true">
          <draw:text-box>
            <text:list text:style-name="L2">
              <text:list-header>
                <text:p text:style-name="P1"><text:span text:style-name="T2">Influenciados pela </text:span><text:span text:style-name="T2">cultura renascentista, </text:span><text:span text:style-name="T2">os nobres passaram a </text:span><text:span text:style-name="T2">valorizar a educação e </text:span><text:span text:style-name="T2">a apreciar a literatura, </text:span><text:span text:style-name="T2">incluindo a poesia. </text:span><text:span text:style-name="T2">Fazendo eles </text:span><text:span text:style-name="T2">escreverem e </text:span><text:span text:style-name="T2">apreciarem poemas </text:span><text:span text:style-name="T2">sobre o amor cortês, a </text:span><text:span text:style-name="T2">natureza e a política.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2">Relação com as Cantiga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>As poesias palacianas </text:span><text:span text:style-name="T2">e as cantigas são </text:span><text:span text:style-name="T2">relacionadas por sua </text:span><text:span text:style-name="T2">origem comum na </text:span><text:span text:style-name="T2">Idade Média e pelo </text:span><text:span text:style-name="T2">contexto cultural em </text:span><text:span text:style-name="T2">que foram produzidas. </text:span><text:span text:style-name="T2">Ambas são formas de </text:span><text:span text:style-name="T2">expressão poética e </text:span><text:span text:style-name="T2">lírica que floresceram </text:span><text:span text:style-name="T2">principalmente na </text:span><text:span text:style-name="T2">Península Ibérica </text:span><text:span text:style-name="T2">durante os séculos XII </text:span><text:span text:style-name="T2">e XIV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3"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2">Métricas usadas</text:span></text:p>
          </draw:text-box>
        </draw:frame>
        <draw:frame presentation:style-name="pr5" draw:text-style-name="P8" draw:layer="layout" svg:width="12.297cm" svg:height="5.5cm" svg:x="0.801cm" svg:y="3cm" presentation:class="outline" presentation:user-transformed="true">
          <draw:text-box>
            <text:list text:style-name="L2">
              <text:list-item>
                <text:p text:style-name="P8"><text:span text:style-name="T5">Verso octossilábico: </text:span><text:span text:style-name="T5">Consistia em versos de oito </text:span><text:span text:style-name="T5">sílabas métricas, </text:span><text:span text:style-name="T5">organizados em estrofes </text:span><text:span text:style-name="T5">com formas variadas, como </text:span><text:span text:style-name="T5">a redondilha menor.</text:span></text:p>
              </text:list-item>
            </text:list>
          </draw:text-box>
        </draw:frame>
        <draw:frame presentation:style-name="pr5" draw:text-style-name="P8" draw:layer="layout" svg:width="12.297cm" svg:height="9.134cm" svg:x="14.5cm" svg:y="3.5cm" presentation:class="outline" presentation:user-transformed="true">
          <draw:text-box>
            <text:list text:style-name="L2">
              <text:list-header>
                <text:p text:style-name="P8"><text:span text:style-name="T5">Exemplo: </text:span></text:p>
                <text:p text:style-name="P8"><text:span text:style-name="T5">"Amor é fogo que arde sem </text:span><text:span text:style-name="T5">se ver; </text:span></text:p>
                <text:p text:style-name="P8"><text:span text:style-name="T5">É ferida que dói, e não se </text:span><text:span text:style-name="T5">sente; </text:span></text:p>
                <text:p text:style-name="P8"><text:span text:style-name="T5">É um contentamento </text:span><text:span text:style-name="T5">descontente; </text:span></text:p>
                <text:p text:style-name="P8"><text:span text:style-name="T5">É dor que desatina sem </text:span><text:span text:style-name="T5">doer."</text:span></text:p>
              </text:list-header>
            </text:list>
          </draw:text-box>
        </draw:frame>
        <draw:frame presentation:style-name="pr5" draw:text-style-name="P9" draw:layer="layout" svg:width="12.297cm" svg:height="5.134cm" svg:x="0.703cm" svg:y="8.866cm" presentation:class="outline" presentation:user-transformed="true">
          <draw:text-box>
            <text:list text:style-name="L2">
              <text:list-item>
                <text:p text:style-name="P8"><text:span text:style-name="T5">Verso decassílabo: </text:span><text:span text:style-name="T5">Consistia em versos de dez </text:span><text:span text:style-name="T5">sílabas métricas, </text:span><text:span text:style-name="T5">frequentemente utilizados </text:span><text:span text:style-name="T5">nas composições mais </text:span><text:span text:style-name="T5">elaboradas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3"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2">Métricas usadas</text:span></text:p>
          </draw:text-box>
        </draw:frame>
        <draw:frame presentation:style-name="pr5" draw:text-style-name="P1" draw:layer="layout" svg:width="12.297cm" svg:height="9.134cm" svg:x="0.801cm" svg:y="3.866cm" presentation:class="outline" presentation:user-transformed="true">
          <draw:text-box>
            <text:list text:style-name="L2">
              <text:list-item>
                <text:p text:style-name="P1"><text:span text:style-name="T2">Verso alexandrino: </text:span><text:span text:style-name="T2">Consistia em versos </text:span><text:span text:style-name="T2">de doze sílabas </text:span><text:span text:style-name="T2">métricas, utilizados em </text:span><text:span text:style-name="T2">composições mais </text:span><text:span text:style-name="T2">extensas, como as </text:span><text:span text:style-name="T2">narrativas e as poesias </text:span><text:span text:style-name="T2">épicas.</text:span></text:p>
              </text:list-item>
            </text:list>
          </draw:text-box>
        </draw:frame>
        <draw:frame presentation:style-name="pr5" draw:text-style-name="P1" draw:layer="layout" svg:width="12.297cm" svg:height="9.134cm" svg:x="13.714cm" svg:y="4cm" presentation:class="outline" presentation:user-transformed="true">
          <draw:text-box>
            <text:list text:style-name="L2">
              <text:list-header>
                <text:p text:style-name="P1"><text:span text:style-name="T2">"Eu vi as armas </text:span><text:span text:style-name="T2">cunhadas de Juízo, </text:span></text:p>
                <text:p text:style-name="P1"><text:span text:style-name="T2">Em cima da Balança </text:span><text:span text:style-name="T2">bem pesadas, </text:span></text:p>
                <text:p text:style-name="P1"><text:span text:style-name="T2">As palmas da Vitória, </text:span><text:span text:style-name="T2">que no fogo </text:span></text:p>
                <text:p text:style-name="P1"><text:span text:style-name="T2">Cantaram as acções </text:span><text:span text:style-name="T2">mais celebradas."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 text:style-name="P1"><text:span text:style-name="T2">Como se estruturavam?</text:span></text:p>
          </draw:text-box>
        </draw:frame>
        <draw:frame presentation:style-name="pr5" draw:text-style-name="P11" draw:layer="layout" svg:width="25.199cm" svg:height="9.134cm" svg:x="1.301cm" svg:y="3.866cm" presentation:class="outline" presentation:user-transformed="true">
          <draw:text-box>
            <text:list text:style-name="L2">
              <text:list-header>
                <text:p text:style-name="P11"><text:span text:style-name="T7"><text:s/></text:span><text:span text:style-name="T7">As poesias palacianas </text:span><text:span text:style-name="T7">adotavam um estilo mais </text:span><text:span text:style-name="T7">metódico e engessada, </text:span><text:span text:style-name="T7">figuras de linguagem, </text:span><text:span text:style-name="T7">além de ser comumente </text:span><text:span text:style-name="T7">adotada sete sílabas </text:span><text:span text:style-name="T7">métricas e cinco sílabas </text:span><text:span text:style-name="T7">na escrita do texto.Elas </text:span><text:span text:style-name="T7">também apresentavam </text:span><text:span text:style-name="T7">uma estrofe introdutória </text:span><text:span text:style-name="T7">(mote). A partir deste, </text:span><text:span text:style-name="T7">desenvolve-se o sentido </text:span><text:span text:style-name="T7">do texto(glosa)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 text:style-name="P1"><text:span text:style-name="T2">Quais eram os seus tipos?</text:span></text:p>
          </draw:text-box>
        </draw:frame>
        <draw:frame presentation:style-name="pr5" draw:text-style-name="P1" draw:layer="layout" svg:width="25.199cm" svg:height="9.134cm" svg:x="0.801cm" svg:y="4cm" presentation:class="outline" presentation:user-transformed="true">
          <draw:text-box>
            <text:list text:style-name="L2">
              <text:list-item>
                <text:p text:style-name="P1"><text:span text:style-name="T2">Poesias com temas </text:span><text:span text:style-name="T2">satíricos (envolvendo </text:span><text:span text:style-name="T2">assuntos como </text:span><text:span text:style-name="T2">corrupção do clero)</text:span></text:p>
              </text:list-item>
              <text:list-item>
                <text:p text:style-name="P1"><text:span text:style-name="T2"><text:s/></text:span><text:span text:style-name="T2">Poemas épicos </text:span><text:span text:style-name="T2">(poetas eram nobres </text:span><text:span text:style-name="T2">que discursavam </text:span><text:span text:style-name="T2">sobre os momentos de </text:span><text:span text:style-name="T2">guerra; a defesa da </text:span><text:span text:style-name="T2">nação com a força, se </text:span><text:span text:style-name="T2">necessário)</text:span></text:p>
              </text:list-item>
              <text:list-item>
                <text:p text:style-name="P1"><text:span text:style-name="T2"><text:s/></text:span><text:span text:style-name="T2">Poesias dramáticas </text:span><text:span text:style-name="T2">(reflexões do escritor)</text:span></text:p>
              </text:list-item>
              <text:list-item>
                <text:p text:style-name="P1"><text:span text:style-name="T2"><text:s/></text:span><text:span text:style-name="T2">Poema de amor </text:span><text:span text:style-name="T2">(sentimentos do eu </text:span><text:span text:style-name="T2">lírico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3">
        <draw:frame presentation:style-name="pr4" draw:text-style-name="P1" draw:layer="layout" svg:width="25.199cm" svg:height="2.629cm" svg:x="1.4cm" svg:y="0cm" presentation:class="title" presentation:user-transformed="true">
          <draw:text-box>
            <text:p text:style-name="P1"><text:span text:style-name="T2">Quais eram os seus tipos?</text:span></text:p>
          </draw:text-box>
        </draw:frame>
        <draw:frame presentation:style-name="pr5" draw:text-style-name="P12" draw:layer="layout" svg:width="13.199cm" svg:height="11.5cm" svg:x="0.801cm" svg:y="3.5cm" presentation:class="outline" presentation:user-transformed="true">
          <draw:text-box>
            <text:list text:style-name="L2">
              <text:list-header>
                <text:p text:style-name="P12"><text:span text:style-name="T8">Exemplo:</text:span></text:p>
                <text:p text:style-name="P12"><text:span text:style-name="T8">" Senhora, partem tão tristes </text:span></text:p>
                <text:p text:style-name="P12"><text:span text:style-name="T8">meus olhos por vós, meu bem, </text:span></text:p>
                <text:p text:style-name="P12"><text:span text:style-name="T8">que nunca tão tristes vistes </text:span></text:p>
                <text:p text:style-name="P12"><text:span text:style-name="T8">outros nenhuns por ninguém. </text:span></text:p>
                <text:p text:style-name="P12"><text:span text:style-name="T8">tão tristes, tão saudosos, </text:span></text:p>
                <text:p text:style-name="P13"><text:span text:style-name="T8">tão doentes da partida, </text:span></text:p>
                <text:p text:style-name="P13"><text:span text:style-name="T8">tão cansados, tão chorosos, </text:span></text:p>
              </text:list-header>
            </text:list>
          </draw:text-box>
        </draw:frame>
        <draw:frame presentation:style-name="pr5" draw:text-style-name="P14" draw:layer="layout" svg:width="13.011cm" svg:height="10.848cm" svg:x="14cm" svg:y="3.652cm" presentation:class="outline" presentation:user-transformed="true">
          <draw:text-box>
            <text:list text:style-name="L2">
              <text:list-header>
                <text:p text:style-name="P13"><text:span text:style-name="T8">da morte mais desejosos </text:span></text:p>
                <text:p text:style-name="P13"><text:span text:style-name="T8">cem mil vezes que da vida. </text:span></text:p>
                <text:p text:style-name="P13"><text:span text:style-name="T8">partem tão tristes os tristes, </text:span></text:p>
                <text:p text:style-name="P13"><text:span text:style-name="T8">tão fora de esperar bem, </text:span></text:p>
                <text:p text:style-name="P13"><text:span text:style-name="T8">que nunca tão tristes vistes </text:span></text:p>
                <text:p text:style-name="P13"><text:span text:style-name="T8">outros nenhuns por ninguém. " </text:span></text:p>
                <text:p text:style-name="P13"><text:span text:style-name="T8">(João Roiz de Catelo-Branco)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2">A importância do Cancioneiro Geral</text:span></text:p>
          </draw:text-box>
        </draw:frame>
        <draw:frame presentation:style-name="pr7" draw:text-style-name="P16" draw:layer="layout" svg:width="25.199cm" svg:height="10.129cm" svg:x="1.5cm" svg:y="3.5cm" presentation:class="subtitle" presentation:user-transformed="true">
          <draw:text-box>
            <text:p text:style-name="P15"><text:span text:style-name="T2">O Cancioneiro Geral teve um grande papel ao consolidar e difundir as poesias palacianas,</text:span></text:p>
            <text:p text:style-name="P15"><text:span text:style-name="T2">reunir diversas composições e servir como referência para os poetas da época. Sua importância está na valorização da língua portuguesa como meio literário e na promoção da troca de ideias e influências entre os escritores daquele períod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0.801cm" svg:y="5.21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5T15:42:23.683264250</meta:creation-date>
    <meta:editing-duration>PT16S</meta:editing-duration>
    <meta:editing-cycles>2</meta:editing-cycles>
    <meta:generator>LibreOffice/7.3.7.2$Linux_X86_64 LibreOffice_project/30$Build-2</meta:generator>
    <dc:date>2023-07-05T17:18:27.123100292</dc:date>
    <meta:document-statistic meta:object-count="81"/>
  </office:meta>
</office:document-meta>
</file>